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/>
    </style:style>
    <style:style style:name="P10" style:family="paragraph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2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3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5" style:family="paragraph">
      <style:text-properties fo:color="#6666ff" style:font-name="Adobe Gothic Std B" fo:font-size="96pt" fo:text-shadow="1pt 1pt" style:font-size-asian="96pt" style:font-size-complex="96pt"/>
    </style:style>
    <style:style style:name="P16" style:family="paragraph">
      <style:paragraph-properties fo:text-align="center"/>
      <style:text-properties fo:font-weight="bold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3" style:family="text">
      <style:text-properties fo:color="#6666ff" style:font-name="Adobe Gothic Std B" fo:font-size="96pt" fo:text-shadow="1pt 1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20.026cm" svg:y="0.514cm">
          <draw:text-box>
            <text:p text:style-name="P9"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1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4" draw:layer="layout" svg:width="2.9cm" svg:height="2.9cm" svg:x="19.1cm" svg:y="14.2cm">
          <text:p text:style-name="P1"><text:span text:style-name="T1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9cm" svg:height="2.9cm" svg:x="9.166cm" svg:y="13.8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2.9cm" svg:height="2.9cm" svg:x="19.066cm" svg:y="13.9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5" draw:layer="layout" svg:width="4.38cm" svg:height="4.51cm" svg:x="3.62cm" svg:y="2.29cm">
          <draw:text-box>
            <text:p><text:span text:style-name="T13">80</text:span></text:p>
          </draw:text-box>
        </draw:frame>
        <draw:frame draw:style-name="gr39" draw:text-style-name="P15" draw:layer="layout" svg:width="6.319cm" svg:height="4.51cm" svg:x="8.5cm" svg:y="5.79cm">
          <draw:text-box>
            <text:p><text:span text:style-name="T13">150</text:span></text:p>
          </draw:text-box>
        </draw:frame>
        <draw:frame draw:style-name="gr39" draw:text-style-name="P15" draw:layer="layout" svg:width="6.319cm" svg:height="4.51cm" svg:x="16.281cm" svg:y="9.09cm">
          <draw:text-box>
            <text:p><text:span text:style-name="T13">300</text:span></text:p>
          </draw:text-box>
        </draw:frame>
        <draw:frame draw:style-name="gr39" draw:text-style-name="P15" draw:layer="layout" svg:width="6.319cm" svg:height="4.51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6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16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6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7-03-18T17:23:46.471000000</dc:date>
    <meta:editing-duration>PT1H14M40S</meta:editing-duration>
    <meta:editing-cycles>34</meta:editing-cycles>
    <meta:generator>LibreOffice/4.1.5.3$Windows_x86 LibreOffice_project/1c1366bba2ba2b554cd2ca4d87c06da81c05d24</meta:generator>
    <meta:document-statistic meta:object-count="182"/>
  </office:meta>
</office:document-meta>
</file>